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8" style:family="graphic" style:parent-style-name="standard">
      <style:graphic-properties svg:stroke-color="#000000" svg:stroke-opacity="100%" draw:fill-color="#ffffff" draw:opacity="65%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2_20_Dots_20_3_20_Dashes" svg:stroke-color="#000000" draw:fill-color="#ffffff" draw:opacity="0%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826cm" svg:height="1.524cm" svg:x="2.716cm" svg:y="1.524cm">
          <text:p text:style-name="P1">Hadoop</text:p>
          <text:p text:style-name="P1">schedu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826cm" svg:height="1.524cm" svg:x="8.016cm" svg:y="1.524cm">
          <text:p text:style-name="P1">MPI</text:p>
          <text:p text:style-name="P1">schedu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826cm" svg:height="1.524cm" svg:x="5.116cm" svg:y="7.824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826cm" svg:height="1.524cm" svg:x="12.416cm" svg:y="7.824cm">
          <text:p text:style-name="P1">Standby</text:p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1.524cm" svg:x="19.716cm" svg:y="7.824cm">
          <text:p text:style-name="P1">Standby</text:p>
          <text:p text:style-name="P1">Mas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129cm" svg:y1="3.048cm" svg:x2="6.992cm" svg:y2="7.663cm" draw:start-shape="id1" draw:start-glue-point="2" svg:d="M5129 3048l1863 4615" svg:viewBox="0 0 1864 4616">
          <text:p/>
        </draw:connector>
        <draw:connector draw:style-name="gr3" draw:text-style-name="P1" draw:layer="layout" draw:type="line" svg:x1="10.429cm" svg:y1="3.048cm" svg:x2="8.239cm" svg:y2="7.663cm" draw:start-shape="id2" draw:start-glue-point="2" svg:d="M10429 3048l-2190 4615" svg:viewBox="0 0 2191 4616">
          <text:p/>
        </draw:connector>
        <draw:custom-shape draw:style-name="gr4" draw:text-style-name="P1" draw:layer="layout" svg:width="4.61cm" svg:height="0.508cm" svg:x="8.882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2.534cm" svg:height="0.962cm" svg:x="10.082cm" svg:y="7.62cm">
          <draw:text-box>
            <text:p>RDMA</text:p>
          </draw:text-box>
        </draw:frame>
        <draw:frame draw:style-name="gr5" draw:layer="layout" svg:width="2.534cm" svg:height="0.962cm" svg:x="17.382cm" svg:y="7.62cm">
          <draw:text-box>
            <text:p>RDMA</text:p>
          </draw:text-box>
        </draw:frame>
        <draw:custom-shape draw:style-name="gr6" draw:text-style-name="P1" xml:id="id4" draw:id="id4" draw:layer="layout" svg:width="4.064cm" svg:height="4.064cm" svg:x="0.862cm" svg:y="13.062cm">
          <text:p text:style-name="P1">Mesos slave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48cm" svg:height="2.964cm" svg:x="1.17cm" svg:y="13.97cm">
          <text:p text:style-name="P1"><text:span text:style-name="T1">Hadoop</text:span></text:p>
          <text:p text:style-name="P1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62cm" svg:height="0.662cm" svg:x="2.04cm" svg:y="15.7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16cm" svg:height="0.762cm" svg:x="1.886cm" svg:y="15.472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21cm" svg:height="0.508cm" svg:x="16.183cm" svg:y="8.3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3.556cm" svg:height="0.962cm" svg:x="22.866cm" svg:y="1.524cm">
          <draw:text-box>
            <text:p>R_SIZE=3</text:p>
          </draw:text-box>
        </draw:frame>
        <draw:frame draw:style-name="gr5" draw:layer="layout" svg:width="1.126cm" svg:height="0.962cm" svg:x="20.926cm" svg:y="14.478cm">
          <draw:text-box>
            <text:p>...</text:p>
          </draw:text-box>
        </draw:frame>
        <draw:custom-shape draw:style-name="gr6" draw:text-style-name="P1" draw:layer="layout" svg:width="4.064cm" svg:height="4.064cm" svg:x="5.762cm" svg:y="13.062cm">
          <text:p text:style-name="P1">Mesos slave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48cm" svg:height="2.964cm" svg:x="6.07cm" svg:y="13.97cm">
          <text:p text:style-name="P1"><text:span text:style-name="T1">MPI</text:span></text:p>
          <text:p text:style-name="P1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62cm" svg:height="0.662cm" svg:x="6.94cm" svg:y="15.7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16cm" svg:height="0.762cm" svg:x="6.786cm" svg:y="15.472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064cm" svg:height="4.064cm" svg:x="10.762cm" svg:y="13.062cm">
          <text:p text:style-name="P1">Mesos slave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22cm" svg:height="2.964cm" svg:x="11.07cm" svg:y="13.97cm">
          <text:p text:style-name="P1"><text:span text:style-name="T2">Hadoop</text:span></text:p>
          <text:p text:style-name="P1"><text:span text:style-name="T2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152cm" svg:height="0.462cm" svg:x="11.286cm" svg:y="15.772cm">
          <text:p text:style-name="P1"><text:span text:style-name="T3">task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.064cm" svg:height="4.064cm" svg:x="15.762cm" svg:y="13.062cm">
          <text:p text:style-name="P1">Mesos slave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48cm" svg:height="2.964cm" svg:x="16.07cm" svg:y="13.97cm">
          <text:p text:style-name="P1"><text:span text:style-name="T1">Hadoop</text:span></text:p>
          <text:p text:style-name="P1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62cm" svg:height="0.662cm" svg:x="16.94cm" svg:y="15.7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16cm" svg:height="0.762cm" svg:x="16.786cm" svg:y="15.472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064cm" svg:height="4.064cm" svg:x="22.862cm" svg:y="13.062cm">
          <text:p text:style-name="P1">Mesos slave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48cm" svg:height="2.964cm" svg:x="23.17cm" svg:y="13.97cm">
          <text:p text:style-name="P1"><text:span text:style-name="T1">Hadoop</text:span></text:p>
          <text:p text:style-name="P1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62cm" svg:height="0.662cm" svg:x="24.04cm" svg:y="15.7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16cm" svg:height="0.762cm" svg:x="23.886cm" svg:y="15.472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72cm" svg:height="2.964cm" svg:x="12.846cm" svg:y="13.97cm">
          <text:p text:style-name="P1"><text:span text:style-name="T2">MPI</text:span></text:p>
          <text:p text:style-name="P1"><text:span text:style-name="T2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152cm" svg:height="0.462cm" svg:x="13.086cm" svg:y="15.772cm">
          <text:p text:style-name="P1"><text:span text:style-name="T3">task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7.432cm" svg:height="13.716cm" svg:x="0.254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7.529cm" svg:y1="9.348cm" svg:x2="2.894cm" svg:y2="13.062cm" draw:start-shape="id3" draw:start-glue-point="2" draw:end-shape="id4" draw:end-glue-point="0" svg:d="M7529 9348l-4635 3714" svg:viewBox="0 0 4636 3715">
          <text:p/>
        </draw:connector>
        <draw:connector draw:style-name="gr10" draw:text-style-name="P1" draw:layer="layout" draw:type="line" svg:x1="7.529cm" svg:y1="9.348cm" svg:x2="12.794cm" svg:y2="13.062cm" draw:start-shape="id3" draw:start-glue-point="2" draw:end-shape="id5" svg:d="M7529 9348l5265 3714" svg:viewBox="0 0 5266 3715">
          <text:p/>
        </draw:connector>
        <draw:connector draw:style-name="gr10" draw:text-style-name="P1" draw:layer="layout" draw:type="line" svg:x1="7.529cm" svg:y1="9.348cm" svg:x2="17.794cm" svg:y2="13.062cm" draw:start-shape="id3" draw:start-glue-point="2" draw:end-shape="id6" draw:end-glue-point="0" svg:d="M7529 9348l10265 3714" svg:viewBox="0 0 10266 3715">
          <text:p/>
        </draw:connector>
        <draw:connector draw:style-name="gr10" draw:text-style-name="P1" draw:layer="layout" draw:type="line" svg:x1="14.829cm" svg:y1="9.348cm" svg:x2="12.794cm" svg:y2="13.062cm" draw:start-shape="id7" draw:start-glue-point="2" draw:end-shape="id5" draw:end-glue-point="0" svg:d="M14829 9348l-2035 3714" svg:viewBox="0 0 2036 3715">
          <text:p/>
        </draw:connector>
        <draw:connector draw:style-name="gr10" draw:text-style-name="P1" draw:layer="layout" draw:type="line" svg:x1="14.829cm" svg:y1="9.348cm" svg:x2="17.794cm" svg:y2="13.062cm" draw:start-shape="id7" draw:start-glue-point="2" draw:end-shape="id6" draw:end-glue-point="0" svg:d="M14829 9348l2965 3714" svg:viewBox="0 0 2966 3715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6:16:34.114382711</meta:creation-date>
    <dc:date>2016-05-20T22:54:13.404795827</dc:date>
    <meta:editing-duration>PT1H23S</meta:editing-duration>
    <meta:editing-cycles>8</meta:editing-cycles>
    <meta:generator>LibreOffice/4.2.8.2$Linux_X86_64 LibreOffice_project/420m0$Build-2</meta:generator>
    <meta:document-statistic meta:object-count="63"/>
  </office:meta>
</office:document-meta>
</file>